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ffff" draw:marker-start-width="0.279cm" draw:marker-end-width="0.279cm" svg:stroke-opacity="50%" draw:fill-color="#ffffff" draw:opacity="50%" draw:textarea-horizontal-align="justify" draw:textarea-vertical-align="top" draw:auto-grow-height="false" fo:min-height="8.55cm" fo:min-width="15.8cm" fo:padding-top="0.151cm" fo:padding-bottom="0.151cm" fo:padding-left="0.276cm" fo:padding-right="0.276cm"/>
    </style:style>
    <style:style style:name="gr2" style:family="graphic" style:parent-style-name="standard">
      <style:graphic-properties svg:stroke-color="#111111" draw:fill-color="#999999" draw:textarea-horizontal-align="justify" draw:textarea-vertical-align="middle" draw:auto-grow-height="false" fo:min-height="1.378cm" fo:min-width="1.976cm"/>
    </style:style>
    <style:style style:name="gr3" style:family="graphic" style:parent-style-name="standard">
      <style:graphic-properties svg:stroke-color="#111111" draw:fill-color="#999999" draw:textarea-horizontal-align="justify" draw:textarea-vertical-align="middle" draw:auto-grow-height="false" fo:min-height="1.448cm" fo:min-width="2.118cm"/>
    </style:style>
    <style:style style:name="gr4" style:family="graphic" style:parent-style-name="standard">
      <style:graphic-properties svg:stroke-color="#111111" draw:fill-color="#999999" draw:textarea-horizontal-align="justify" draw:textarea-vertical-align="middle" draw:auto-grow-height="false" fo:min-height="1.35cm" fo:min-width="2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50%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-color="#999999"/>
      <style:paragraph-properties fo:text-align="center"/>
      <style:text-properties style:font-name="Times New Roman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6.3cm" svg:height="8.8cm" svg:x="2.8cm" svg:y="4.2cm">
          <text:p text:style-name="P1"><text:span text:style-name="T1">Gerente de Plataform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2.3cm" svg:x="6.8cm" svg:y="5.2cm">
          <text:p text:style-name="P1"><text:span text:style-name="T2">Perceber Ambi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cm" svg:height="2.4cm" svg:x="5cm" svg:y="8cm">
          <text:p text:style-name="P1"><text:span text:style-name="T2">Desalocar containers</text:span><text:span text:style-name="T2"><text:line-break/></text:span><text:span text:style-name="T2">com err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5cm" svg:height="2.3cm" svg:x="9.5cm" svg:y="10.2cm">
          <text:p text:style-name="P1"><text:span text:style-name="T2">Desalocar VMs</text:span><text:span text:style-name="T2"><text:line-break/></text:span><text:span text:style-name="T2">de containers</text:span><text:span text:style-name="T2"><text:line-break/></text:span><text:span text:style-name="T2">ocios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5cm" svg:height="2.3cm" svg:x="13.3cm" svg:y="7.9cm">
          <text:p text:style-name="P1"><text:span text:style-name="T2">Alocar containers</text:span><text:span text:style-name="T2"><text:line-break/></text:span><text:span text:style-name="T2">se necessár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4cm" svg:height="1.6cm" svg:x="11.6cm" svg:y="5.5cm">
          <text:p text:style-name="P1"><text:span text:style-name="T2">Dormir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7.3cm" svg:y1="7.2cm" svg:x2="6.9cm" svg:y2="8cm">
          <text:p/>
        </draw:line>
        <draw:line draw:style-name="gr5" draw:text-style-name="P4" draw:layer="layout" svg:x1="6.9cm" svg:y1="10.4cm" svg:x2="9.5cm" svg:y2="11.4cm">
          <text:p/>
        </draw:line>
        <draw:line draw:style-name="gr5" draw:text-style-name="P4" draw:layer="layout" svg:x1="13cm" svg:y1="11.4cm" svg:x2="15.1cm" svg:y2="10.2cm">
          <text:p/>
        </draw:line>
        <draw:line draw:style-name="gr5" draw:text-style-name="P4" draw:layer="layout" svg:x1="15.1cm" svg:y1="7.9cm" svg:x2="13.3cm" svg:y2="7.1cm">
          <text:p/>
        </draw:line>
        <draw:line draw:style-name="gr5" draw:text-style-name="P4" draw:layer="layout" svg:x1="11.6cm" svg:y1="6.4cm" svg:x2="10.3cm" svg:y2="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19:48:13.823000000</meta:creation-date>
    <dc:date>2016-03-25T19:41:47.030000000</dc:date>
    <meta:editing-duration>PT4M52S</meta:editing-duration>
    <meta:editing-cycles>3</meta:editing-cycles>
    <meta:generator>LibreOffice/5.1.0.3$Windows_x86 LibreOffice_project/5e3e00a007d9b3b6efb6797a8b8e57b51ab1f737</meta:generator>
    <meta:document-statistic meta:object-count="11"/>
  </office:meta>
</office:document-meta>
</file>